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Kaizer Chiefs FC</text:p>
          </table:table-cell>
          <table:table-cell/>
          <table:table-cell office:value-type="string">
            <text:p>http://upload.wikimedia.org/wikipedia/fr/thumb/c/ce/Kaiser_Chiefs_FC_-_Logo.png/130px-Kaiser_Chiefs_FC_-_Logo.pn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2">
          <table:table-cell office:value-type="string">
            <text:p>Orlando Pirates FC</text:p>
          </table:table-cell>
          <table:table-cell/>
          <table:table-cell office:value-type="string">
            <text:p>http://upload.wikimedia.org/wikipedia/fr/thumb/0/00/Orlando_Pirates.jpg/130px-Orlando_Pirates.jp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2">
          <table:table-cell office:value-type="string">
            <text:p>Olympiakos</text:p>
          </table:table-cell>
          <table:table-cell/>
          <table:table-cell office:value-type="string">
            <text:p>http://upload.wikimedia.org/wikipedia/fr/thumb/b/ba/Olympiakos-Piraeus.png/130px-Olympiakos-Piraeu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2">
          <table:table-cell office:value-type="string">
            <text:p>Panathinaikos</text:p>
          </table:table-cell>
          <table:table-cell/>
          <table:table-cell office:value-type="string">
            <text:p>http://upload.wikimedia.org/wikipedia/fr/thumb/0/0a/Panathinaikos.png/130px-Panathinaiko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2">
          <table:table-cell office:value-type="string">
            <text:p>PAOK Salonique</text:p>
          </table:table-cell>
          <table:table-cell/>
          <table:table-cell office:value-type="string">
            <text:p>http://upload.wikimedia.org/wikipedia/fr/thumb/8/8a/Logo_PAOK_Salonique.png/130px-Logo_PAOK_Salonique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17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0-24T17:01:22.16</dc:date>
    <dc:creator>Max Boss</dc:creator>
    <meta:editing-duration>PT1H21M49S</meta:editing-duration>
    <meta:editing-cycles>6</meta:editing-cycles>
    <meta:generator>OpenOffice.org/3.3$Win32 OpenOffice.org_project/330m20$Build-9567</meta:generator>
    <meta:document-statistic meta:table-count="3" meta:cell-count="570" meta:object-count="0"/>
  </office:meta>
</office:document-meta>
</file>